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20pt" style:text-underline-style="none" fo:font-weight="normal" style:font-size-asian="17.5pt" style:font-weight-asian="normal" style:font-size-complex="20pt" style:font-weight-complex="normal"/>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style:text-underline-style="none" fo:font-weight="normal" style:font-size-asian="15.75pt" style:font-weight-asian="normal" style:font-size-complex="18pt" style:font-weight-complex="normal"/>
    </style:style>
    <style:style style:name="P7"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start" style:justify-single-word="false" fo:break-before="page"/>
      <style:text-properties fo:font-size="18pt" style:text-underline-style="none" fo:font-weight="normal" style:font-size-asian="15.75pt" style:font-weight-asian="normal" style:font-size-complex="18pt" style:font-weight-complex="normal"/>
    </style:style>
    <style:style style:name="T1" style:family="text">
      <style:text-properties style:text-position="super 58%"/>
    </style:style>
    <style:style style:name="T2" style:family="text">
      <style:text-properties style:text-position="super 58%" fo:font-size="18pt" style:font-size-asian="18pt" style:font-size-complex="18pt"/>
    </style:style>
    <style:style style:name="T3" style:family="text">
      <style:text-properties fo:font-size="18pt" style:font-size-asian="18pt" style:font-size-complex="18pt"/>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Game Against AMLL</text:p>
      <text:p text:style-name="P2"/>
      <text:p text:style-name="P3">Preparation</text:p>
      <text:p text:style-name="P3"/>
      <text:p text:style-name="P1"><text:tab/><text:span text:style-name="T3">It was June 18</text:span><text:span text:style-name="T2">th</text:span><text:span text:style-name="T3">, we were beginning our first practice as the Media Little League 12 year old district team. Coach had us take a knee and told us we were facing the dominant Aston-Middletown 12 year old team first round of districts. What he also said was that I was going to be pitching against Aston, who would also have their fire baller Shane Breckenridge on the mound. Then coach said to me I would out pitch Breckenridge and amaze Delaware County.</text:span></text:p>
      <text:p text:style-name="P5"/>
      <text:p text:style-name="P5"><text:tab/>Thus began many hours of bullpen sessions, where</text:p>
      <text:p text:style-name="P5">Mr. Andress our pitching coach really worked hard with me developing pitches and working on location. The coaches would also have me pitch to my teammates in drills. These drills include ins and outs, and also bunting drills.</text:p>
      <text:p text:style-name="P5"/>
      <text:p text:style-name="P5"><text:tab/>For hitting, Mr. Andress would fit as many players of the team as he could in his big Escalade and he would work on hitting with us. If he could he would also work on a little bit of pitching afterwards. At team practices at night we prepared to hit against Breckenridge who threw the ball hard.To do that our coaches would bring out a pitching machine and put the speed up to 80 mph (significantly faster than Breckenridge).</text:p>
      <text:p text:style-name="P5"/>
      <text:p text:style-name="P1"><text:tab/></text:p>
      <text:p text:style-name="P7">Game Day</text:p>
      <text:p text:style-name="P3"/>
      <text:p text:style-name="P5"><text:tab/>It was July 2<text:span text:style-name="T1">nd</text:span>, I woke up and Mr. Andress picked me up for morning hitting. Coach said to take it easy before the game, so I sat and iced my foot which was swollen from a bee sting.</text:p>
      <text:p text:style-name="P6">Then it was time to get ready, I put all my gear on and waited for Sean and Patrick to pick me up. They arrived at my house, and we pumped jams all the way to the field. We took batting practice and did our usual warm up routine: loosening up our arms, calisthenics, stretching, the four corners drill, and the Stanley (or Springfield) drill.</text:p>
      <text:p text:style-name="P6"/>
      <text:p text:style-name="P6"><text:tab/>After warmups we went on to the game field, took infield, then it was time to head to the bullpen. I had a normal warm up throwing to Danny working all my pitches. I was set.</text:p>
      <text:p text:style-name="P6"/>
      <text:p text:style-name="P4">Game Time</text:p>
      <text:p text:style-name="P4"/>
      <text:p text:style-name="P6"><text:tab/>To start off the game, we were announced and lined up for The National Anthem and Little League Pledge. </text:p>
      <text:p text:style-name="P6"><text:tab/><text:span text:style-name="T4">The First Inning</text:span>. It was game time Patrick led off but he struck out, Ryan got on with a walk, Danny struck out, and so did I. I shook it off and took the mound Aston-Middletown's lead off hitter Collin Bardroff bunted the ball over Ryan's head. Then came the first of Aston's big three, Brady Devereaux, who I walked. Colin Adams stepped up and made him pull a changeup off the end of his bat to Chris for the first out. Then came Breckenridge who took the first pitch, and without me knowing Danny ran a pick off play for the second out. For the last out I made Breckenridge ground one back to me, the big three didn't look so amazing right there. Score: 0-0</text:p>
      <text:p text:style-name="P6"><text:s/></text:p>
      <text:p text:style-name="P6"><text:tab/></text:p>
      <text:p text:style-name="P8"><text:tab/><text:span text:style-name="T4">The Second Inning</text:span>. Chris led off for us, and came up big with a <text:s/>solo Homerun! Then Devon got on with a single, and we left him stranded on first. I stepped on to the mound again to face the person who I didn't know would really be my biggest struggle, Jake Sitkowski. He led off with a basic single, Aston hit more and two runs came in on a passed ball that caused two throwing errors by Danny and Charlie. I fought my way out of the inning and kept the score 2-1 Aston-Middletown.</text:p>
      <text:p text:style-name="P6"/>
      <text:p text:style-name="P6"><text:tab/><text:span text:style-name="T4">The Third Inning</text:span>. We had another dead plate appearance. Bardroff was up again, and I got him out this time. Then I got Devereaux to ground one back to me for the second out. I ended the inning by striking out Adams. Score: 2-1 Aston-Middletown</text:p>
      <text:p text:style-name="P6"/>
      <text:p text:style-name="P6"><text:tab/><text:span text:style-name="T4">The Fourth Inning</text:span>. This time up Devon was the only one to get on with a walk. I stepped up onto the mound once again, Breckenridge was up and I struck him out this time up. Then Sitkowski came up again. Coach wanted me to make him chase a high fastball, so I hit the location but Sitkowski was all over it. He hit a solo homerun and Aston's bottom of the lineup worked in another run as well. Score: 4-1 Aston-Middletown</text:p>
      <text:p text:style-name="P6"/>
      <text:p text:style-name="P6"><text:tab/><text:span text:style-name="T4">The Fifth Inning</text:span>. This time up was a big inning, Ryan was the first to start it up with a solo homerun that went all the way down to the Snow's backyard. That was the only hit for that time up. Pitching this inning was good. I started by Striking out Brady Devereaux, I also struck out Colin Adams again. When Breckenridge came up I worked into a full count, but he didn't chase the changeup I threw him and he walked. That was the last batter I would pitch against, as a Little League player. Ryan got Sitkowski to ground out to end the inning. Score: 4-2 Aston-Middletown</text:p>
      <text:p text:style-name="P6"/>
      <text:p text:style-name="P8"><text:tab/><text:span text:style-name="T4">The Sixth Inning.</text:span> This time up I struck out again, but Chris had my back and hit a homerun, his second of the game! Then Devon and Caleb both got on base, we had AJ pinch run for Caleb. Charlie would come up big and knocked Devon in to tie things up. Ryan shut off Astons hitting that inning. Score: 4-4</text:p>
      <text:p text:style-name="P6"/>
      <text:p text:style-name="P6"><text:tab/><text:span text:style-name="T4">The Seventh Eighth Inning</text:span>. Neither of the two teams knocked any runs in, their at bats. The game would be continued the next day at South Marple due to lack of sunlight. Score: 4-4</text:p>
      <text:p text:style-name="P6"/>
      <text:p text:style-name="P6"><text:tab/><text:span text:style-name="T4">The Eighth Inning</text:span>. We started things off with Devon and Charlie getting on base. Patrick came up big with a two run double. Ryan struck out to end the inning. Ryan picked up where he left off pitching the day before, he made the first two outs with ease. Then came the meltdown. Sam let a ground ball get by him, Ryan reached his limit so coaches brought Pat in. He let up a fly ball that went over Devon's head allowing runners on second and third. Then he walked two people bringing in a run. Up to bat came Colin Adams, who so far that game was 0 for 4. Pat threw two balls, then put one high and off the plate, but Adams managed to kill it ending the game for us.</text:p>
      <text:p text:style-name="P6"/>
      <text:p text:style-name="P6"><text:tab/></text:p>
      <text:p text:style-name="P6"/>
      <text:p text:style-name="P6"><text:tab/></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12T11:49:51</meta:creation-date>
    <dc:date>2012-07-31T17:24:58</dc:date>
    <meta:editing-duration>PT01H54M46S</meta:editing-duration>
    <meta:editing-cycles>7</meta:editing-cycles>
    <meta:generator>NeoOffice/3.2.1$Unix OpenOffice.org_project/Patch 0</meta:generator>
    <meta:print-date>2012-07-31T17:23:05</meta:print-date>
    <meta:document-statistic meta:table-count="0" meta:image-count="0" meta:object-count="0" meta:page-count="4" meta:paragraph-count="26" meta:word-count="1063" meta:character-count="5550"/>
  </office:meta>
</office:document-meta>
</file>